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style:font-name="Times New Roman" fo:font-size="12pt" style:font-size-asian="12pt" style:font-size-complex="12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urier New" style:font-size-asian="12pt" style:font-name-complex="Courier New"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0000c0" style:font-name="Courier New" fo:font-size="10pt" style:font-name-asian="Courier New" style:font-size-asian="10pt" style:font-name-complex="Courier New" style:font-size-complex="10pt"/>
    </style:style>
    <style:style style:name="T5" style:family="text">
      <style:text-properties fo:color="#000000"/>
    </style:style>
    <style:style style:name="T6" style:family="text">
      <style:text-properties fo:color="#000000" style:font-name="Times New Roman" fo:font-size="12pt" fo:font-style="italic" style:font-name-asian="Courier New" style:font-size-asian="12pt" style:font-style-asian="italic" style:font-name-complex="Courier New" style:font-size-complex="12pt" style:font-style-complex="italic"/>
    </style:style>
    <style:style style:name="T7" style:family="text">
      <style:text-properties fo:color="#000000"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5032"/>
    </style:style>
    <style:style style:name="T10" style:family="text">
      <style:text-properties fo:color="#3f7f5f"/>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euer Type Record</text:h>
      <text:p text:style-name="Standard"/>
      <text:p text:style-name="Standard">Es soll ein neuer strukturierter Datentyp Record implementiert werden, in dem Elemente von bereits vorhanden SECONDO Attributdatentypen (kind DATA) zu einem neuen Datentyp zusammengefasst werden können. Insbesondere soll der Datentyp Record ebenfalls als Attribut verwendet werden können. Somit kann ein Record auch wieder Records enthalten, eine Verschachtelung ist möglich.</text:p>
      <text:p text:style-name="Standard"/>
      <text:p text:style-name="Standard">Besonderheit: Es können auch FLOBs in den Elementen enthalten sein. Insgesamt sind bei der Implementierung nicht mehr als 3 - 4 FLOBs zu benutzen.</text:p>
      <text:p text:style-name="Standard"/>
      <text:p text:style-name="Standard">Der neue Datentyp Record soll mehreren neuen SECONDO Operatoren zur Verfügung gestellt werden.</text:p>
      <text:p text:style-name="Standard"/>
      <text:p text:style-name="Standard"/>
      <text:p text:style-name="Standard"/>
      <text:p text:style-name="P1">Struktur des Datentyps Record</text:p>
      <text:p text:style-name="Standard">Ein Record ist vom Typ Attribut abgeleitet. Somit ist ein Record vom Typ DATA.</text:p>
      <text:p text:style-name="Standard">Ein Record enthält Informationen über:</text:p>
      <text:list xml:id="list1969847697" text:style-name="L1">
        <text:list-item>
          <text:p text:style-name="P7">seinen Hashwert (gefordert von Attribute): <text:span text:style-name="T3">size_t HashValue</text:span></text:p>
        </text:list-item>
        <text:list-item>
          <text:p text:style-name="P7">seine Anzahl an Elementen: <text:span text:style-name="T2">int noElements</text:span></text:p>
        </text:list-item>
      </text:list>
      <text:p text:style-name="Standard"/>
      <text:p text:style-name="Standard">Er stellt eine Struktur bereit mit deren Hilfe die einzelnen im Record enthaltenen Elemente beschrieben werden können. Dazu gehören Informationen zu</text:p>
      <text:list xml:id="list2147606634" text:style-name="L2">
        <text:list-item>
          <text:p text:style-name="P8">Name des Elements: <text:span text:style-name="T2">elemName</text:span></text:p>
        </text:list-item>
        <text:list-item>
          <text:p text:style-name="P8">Typ des Elements: <text:span text:style-name="T2">elemType</text:span></text:p>
        </text:list-item>
        <text:list-item>
          <text:p text:style-name="P8">Identifikationsnummer der Algebra des Typs: <text:span text:style-name="T2">algebraId</text:span></text:p>
        </text:list-item>
        <text:list-item>
          <text:p text:style-name="P8">Identifikationsnummer des Typs: <text:span text:style-name="T2">typeId</text:span></text:p>
        </text:list-item>
        <text:list-item>
          <text:p text:style-name="P8">Information, ob das Element leer ist: <text:span text:style-name="T2">hasData</text:span></text:p>
        </text:list-item>
        <text:list-item>
          <text:p text:style-name="P8">den Offset des Elements : <text:span text:style-name="T2">dataOffSet</text:span></text:p>
        </text:list-item>
        <text:list-item>
          <text:p text:style-name="P8">den externen Offset des Elements (FLOBs?): <text:span text:style-name="T2">extDataOffSet</text:span></text:p>
        </text:list-item>
      </text:list>
      <text:p text:style-name="Standard"/>
      <text:p text:style-name="Standard">In dem Record wird ein DBArray <text:span text:style-name="T6">elemInfoArray</text:span><text:span text:style-name="T4"> </text:span>verwaltet, in dem zu jedem im Record enthaltenem Element die zugehörige ElementInfo enthalten ist. </text:p>
      <text:p text:style-name="Standard">Mit Hilfe dieser Informationen ist es möglich die eigentlichen Daten der Element in einem eigenen FLOB zu speichern: <text:span text:style-name="T2">elemData</text:span>. Die Verwaltung des FLOBs erfolgt über die Metadaten der Elemente, die in <text:span text:style-name="T6">elemInfoArray <text:s/></text:span>gespeichert sind. </text:p>
      <text:p text:style-name="Standard">FLOBs, die in den einzelnen Elementen enthalten sind, werden in einem eigenen FLOB <text:span text:style-name="T2">elemExData</text:span> gespeichert. Die Verwaltung erfolgt wieder über <text:span text:style-name="T6">elemInfoArray</text:span> .</text:p>
      <text:p text:style-name="Standard"/>
      <text:p text:style-name="Standard"/>
      <text:p text:style-name="Standard"><draw:frame draw:style-name="fr1" draw:name="Objekt2" text:anchor-type="paragraph" svg:width="20.999cm" svg:height="14.938cm" draw:z-index="0"><draw:object xlink:href="./Object 2" xlink:type="simple" xlink:show="embed" xlink:actuate="onLoad"/><draw:image xlink:href="./ObjectReplacements/Object 2" xlink:type="simple" xlink:show="embed" xlink:actuate="onLoad"/></draw:frame><text:soft-page-break/></text:p>
      <text:p text:style-name="P1">Listendarstellung</text:p>
      <text:p text:style-name="P5">Type Description: (record ((name1 typ1) (name2 type2) ... (nameN typeN)))</text:p>
      <text:p text:style-name="P5"/>
      <text:p text:style-name="P5">Elements: <text:s text:c="8"/>(&lt;elem1&gt; &lt;elem2&gt; ... &lt;elemN&gt;)</text:p>
      <text:p text:style-name="P5"/>
      <text:p text:style-name="P5"/>
      <text:p text:style-name="P5">Example:</text:p>
      <text:p text:style-name="P5"/>
      <text:p text:style-name="P5">Description: (record ((name string) (age int) (amount real)))</text:p>
      <text:p text:style-name="P5"/>
      <text:p text:style-name="P5">Elements: <text:s text:c="3"/>("Mayer" 42 1023.08)</text:p>
      <text:p text:style-name="P5"/>
      <text:p text:style-name="P5">let rec3 = [const record (name: string, age: int, amount: real)</text:p>
      <text:p text:style-name="P5"><text:s text:c="12"/>value ("Schulz" 23 28.0)]</text:p>
      <text:p text:style-name="P2"/>
      <text:p text:style-name="P2"/>
      <text:p text:style-name="P1">öffentliche Methoden</text:p>
      <text:p text:style-name="Standard">Damit alle anderen SECONDO Bereiche mit dem neuen Datentyp arbeiten können müssen entsprechende öffentliche Methoden angeboten werden (Auszug aus dem Quellcode):</text:p>
      <text:p text:style-name="Standard"/>
      <text:p text:style-name="P3"><text:span text:style-name="T8">public</text:span><text:span text:style-name="T5">:</text:span></text:p>
      <text:p text:style-name="P3"><text:soft-page-break/></text:p>
      <text:p text:style-name="P4">/*</text:p>
      <text:p text:style-name="P3"/>
      <text:p text:style-name="P4">4.1.1 Constructor and destructor area</text:p>
      <text:p text:style-name="P3"/>
      <text:p text:style-name="P4">The constructor of the record passing the number of elements to initialize it.</text:p>
      <text:p text:style-name="P3"/>
      <text:p text:style-name="P3"/>
      <text:p text:style-name="P4">*/</text:p>
      <text:p text:style-name="P3"/>
      <text:p text:style-name="P3"><text:span text:style-name="T5"><text:s text:c="4"/></text:span><text:span text:style-name="T7">Record</text:span><text:span text:style-name="T5">(</text:span><text:span text:style-name="T8">int</text:span><text:span text:style-name="T5"> noElements);</text:span></text:p>
      <text:p text:style-name="P3"/>
      <text:p text:style-name="P4">/*</text:p>
      <text:p text:style-name="P3"/>
      <text:p text:style-name="P4">The destructor</text:p>
      <text:p text:style-name="P3"/>
      <text:p text:style-name="P3"/>
      <text:p text:style-name="P4">*/</text:p>
      <text:p text:style-name="P3"/>
      <text:p text:style-name="P6"><text:s text:c="4"/><text:span text:style-name="T1">~Record</text:span>();</text:p>
      <text:p text:style-name="P3"/>
      <text:p text:style-name="P4">/*</text:p>
      <text:p text:style-name="P3"/>
      <text:p text:style-name="P4">4.1.2 Record method area</text:p>
      <text:p text:style-name="P3"/>
      <text:p text:style-name="P3"/>
      <text:p text:style-name="P4">*/</text:p>
      <text:p text:style-name="P3"/>
      <text:p text:style-name="P3"/>
      <text:p text:style-name="P4">/*</text:p>
      <text:p text:style-name="P4">~GetNoElements~ returns the number of elements in this record.</text:p>
      <text:p text:style-name="P3"/>
      <text:p text:style-name="P4">*/</text:p>
      <text:p text:style-name="P3"><text:span text:style-name="T5"><text:s text:c="4"/></text:span><text:span text:style-name="T8">int</text:span><text:span text:style-name="T5"> </text:span><text:span text:style-name="T7">GetNoElements</text:span><text:span text:style-name="T5">() </text:span><text:span text:style-name="T8">const</text:span><text:span text:style-name="T5">;</text:span></text:p>
      <text:p text:style-name="P3"/>
      <text:p text:style-name="P4">/*</text:p>
      <text:p text:style-name="P3"/>
      <text:p text:style-name="P4">~GetElement~ Returns the element at position pos</text:p>
      <text:p text:style-name="P3"/>
      <text:p text:style-name="P4">*/</text:p>
      <text:p text:style-name="P3"><text:span text:style-name="T5"><text:s text:c="4"/></text:span><text:span text:style-name="T9">Attribute</text:span><text:span text:style-name="T5">* </text:span><text:span text:style-name="T7">GetElement</text:span><text:span text:style-name="T5">(</text:span><text:span text:style-name="T8">int</text:span><text:span text:style-name="T5"> pos) </text:span><text:span text:style-name="T8">const</text:span><text:span text:style-name="T5">;</text:span></text:p>
      <text:p text:style-name="P3"><text:span text:style-name="T5"><text:s text:c="4"/></text:span><text:span text:style-name="T10">/*</text:span></text:p>
      <text:p text:style-name="P4"><text:s text:c="4"/>Returns the element at position pos.</text:p>
      <text:p text:style-name="P3"/>
      <text:p text:style-name="P4"><text:s text:c="4"/>*/</text:p>
      <text:p text:style-name="P3"/>
      <text:p text:style-name="P3"><text:span text:style-name="T5"><text:s text:c="4"/></text:span><text:span text:style-name="T8">const</text:span><text:span text:style-name="T5"> </text:span><text:span text:style-name="T9">string</text:span><text:span text:style-name="T5"> </text:span><text:span text:style-name="T7">GetElementName</text:span><text:span text:style-name="T5">(</text:span><text:span text:style-name="T8">int</text:span><text:span text:style-name="T5"> pos) </text:span><text:span text:style-name="T8">const</text:span><text:span text:style-name="T5">;</text:span></text:p>
      <text:p text:style-name="P3"><text:span text:style-name="T5"><text:s text:c="4"/></text:span><text:span text:style-name="T10">/*</text:span></text:p>
      <text:p text:style-name="P4"><text:s text:c="4"/>Returns the element name at position pos.</text:p>
      <text:p text:style-name="P3"/>
      <text:p text:style-name="P4"><text:s text:c="4"/>*/</text:p>
      <text:p text:style-name="P3"/>
      <text:p text:style-name="P3"><text:span text:style-name="T5"><text:s text:c="4"/></text:span><text:span text:style-name="T8">const</text:span><text:span text:style-name="T5"> </text:span><text:span text:style-name="T9">string</text:span><text:span text:style-name="T5"> </text:span><text:span text:style-name="T7">GetElementTypeName</text:span><text:span text:style-name="T5">(</text:span><text:span text:style-name="T8">int</text:span><text:span text:style-name="T5"> pos) </text:span><text:span text:style-name="T8">const</text:span><text:span text:style-name="T5">;</text:span></text:p>
      <text:p text:style-name="P3"><text:span text:style-name="T5"><text:s text:c="4"/></text:span><text:span text:style-name="T10">/*</text:span></text:p>
      <text:p text:style-name="P4"><text:s text:c="4"/>Returns the element type name at position pos.</text:p>
      <text:p text:style-name="P3"/>
      <text:p text:style-name="P4"><text:s text:c="4"/>*/</text:p>
      <text:p text:style-name="P3"/>
      <text:p text:style-name="P3"><text:span text:style-name="T5"><text:s text:c="4"/></text:span><text:span text:style-name="T8">void</text:span><text:span text:style-name="T5"> </text:span><text:span text:style-name="T7">SetElement</text:span><text:span text:style-name="T5">(</text:span><text:span text:style-name="T8">int</text:span><text:span text:style-name="T5"> pos, </text:span><text:span text:style-name="T9">Attribute</text:span><text:span text:style-name="T5">* elem,</text:span></text:p>
      <text:p text:style-name="P3"><text:span text:style-name="T5"><text:s text:c="20"/></text:span><text:span text:style-name="T8">const</text:span><text:span text:style-name="T5"> </text:span><text:span text:style-name="T9">string</text:span><text:span text:style-name="T5">&amp; typeName, </text:span><text:span text:style-name="T8">const</text:span><text:span text:style-name="T5"> </text:span><text:span text:style-name="T9">string</text:span><text:span text:style-name="T5">&amp; elemName);</text:span></text:p>
      <text:p text:style-name="P3"><text:span text:style-name="T5"><text:s text:c="4"/></text:span><text:span text:style-name="T10">/*</text:span></text:p>
      <text:p text:style-name="P4"><text:s text:c="5"/>Store the given element at the given position</text:p>
      <text:p text:style-name="P4"><text:s text:c="5"/>in this record.</text:p>
      <text:p text:style-name="P3"/>
      <text:p text:style-name="P4"><text:soft-page-break/><text:s text:c="5"/>*/</text:p>
      <text:p text:style-name="P3"/>
      <text:p text:style-name="P3"><text:span text:style-name="T5"><text:s text:c="4"/></text:span><text:span text:style-name="T8">void</text:span><text:span text:style-name="T5"> </text:span><text:span text:style-name="T7">AppendElement</text:span><text:span text:style-name="T5">(</text:span><text:span text:style-name="T9">Attribute</text:span><text:span text:style-name="T5">* elem,</text:span></text:p>
      <text:p text:style-name="P3"><text:span text:style-name="T5"><text:s text:c="23"/></text:span><text:span text:style-name="T8">const</text:span><text:span text:style-name="T5"> </text:span><text:span text:style-name="T9">string</text:span><text:span text:style-name="T5">&amp; typeName, </text:span><text:span text:style-name="T8">const</text:span><text:span text:style-name="T5"> </text:span><text:span text:style-name="T9">string</text:span><text:span text:style-name="T5">&amp; elemName);</text:span></text:p>
      <text:p text:style-name="P3"><text:span text:style-name="T5"><text:s text:c="4"/></text:span><text:span text:style-name="T10">/*</text:span></text:p>
      <text:p text:style-name="P4"><text:s text:c="5"/>Append the given element on the end of this record.</text:p>
      <text:p text:style-name="P3"/>
      <text:p text:style-name="P4"><text:s text:c="5"/>*/</text:p>
      <text:p text:style-name="P3"/>
      <text:p text:style-name="P3"/>
      <text:p text:style-name="P3"><text:span text:style-name="T5"><text:s text:c="4"/></text:span><text:span text:style-name="T10">//void DeleteElementAtPos(int pos);</text:span></text:p>
      <text:p text:style-name="P3"><text:span text:style-name="T5"><text:s text:c="4"/></text:span><text:span text:style-name="T10">/*</text:span></text:p>
      <text:p text:style-name="P4"><text:s text:c="5"/>Deletes the element on the given position from this record.</text:p>
      <text:p text:style-name="P3"/>
      <text:p text:style-name="P4"><text:s text:c="5"/>*/</text:p>
      <text:p text:style-name="P3"/>
      <text:p text:style-name="P3"><text:span text:style-name="T5"><text:s text:c="4"/></text:span><text:span text:style-name="T10">//bool ContainsElement(Attribute* elem);</text:span></text:p>
      <text:p text:style-name="P3"><text:span text:style-name="T5"><text:s text:c="4"/></text:span><text:span text:style-name="T10">/*</text:span></text:p>
      <text:p text:style-name="P4"><text:s text:c="4"/>It returns true if the given element is contained in this record,</text:p>
      <text:p text:style-name="P4"><text:s text:c="4"/>otherwise false.</text:p>
      <text:p text:style-name="P3"/>
      <text:p text:style-name="P4"><text:s text:c="4"/>*/</text:p>
      <text:p text:style-name="P3"/>
      <text:p text:style-name="P3"><text:span text:style-name="T5"><text:s text:c="4"/></text:span><text:span text:style-name="T10">// ----------------------------------------------------------------</text:span></text:p>
      <text:p text:style-name="P3"><text:span text:style-name="T5"><text:s text:c="4"/></text:span><text:span text:style-name="T10">// - Block mit abstrakten (pure virtuelle) Methoden von Attribute -</text:span></text:p>
      <text:p text:style-name="P3"><text:span text:style-name="T5"><text:s text:c="4"/></text:span><text:span text:style-name="T10">// ----------------------------------------------------------------</text:span></text:p>
      <text:p text:style-name="P3"><text:span text:style-name="T5"><text:s text:c="4"/></text:span><text:span text:style-name="T8">virtual</text:span><text:span text:style-name="T5"> </text:span><text:span text:style-name="T9">size_t</text:span><text:span text:style-name="T5"> <text:s text:c="4"/></text:span><text:span text:style-name="T7">Sizeof</text:span><text:span text:style-name="T5">() </text:span><text:span text:style-name="T8">const</text:span><text:span text:style-name="T5">;</text:span></text:p>
      <text:p text:style-name="P3"><text:span text:style-name="T5"><text:s text:c="4"/></text:span><text:span text:style-name="T8">virtual</text:span><text:span text:style-name="T5"> </text:span><text:span text:style-name="T8">int</text:span><text:span text:style-name="T5"> <text:s text:c="7"/></text:span><text:span text:style-name="T7">Compare</text:span><text:span text:style-name="T5">(</text:span><text:span text:style-name="T8">const</text:span><text:span text:style-name="T5"> </text:span><text:span text:style-name="T9">Attribute</text:span><text:span text:style-name="T5"> *rhs) </text:span><text:span text:style-name="T8">const</text:span><text:span text:style-name="T5">;</text:span></text:p>
      <text:p text:style-name="P3"><text:span text:style-name="T5"><text:s text:c="4"/></text:span><text:span text:style-name="T8">virtual</text:span><text:span text:style-name="T5"> </text:span><text:span text:style-name="T8">bool</text:span><text:span text:style-name="T5"> <text:s text:c="6"/></text:span><text:span text:style-name="T7">Adjacent</text:span><text:span text:style-name="T5">(</text:span><text:span text:style-name="T8">const</text:span><text:span text:style-name="T5"> </text:span><text:span text:style-name="T9">Attribute</text:span><text:span text:style-name="T5">* attr) </text:span><text:span text:style-name="T8">const</text:span><text:span text:style-name="T5">;</text:span></text:p>
      <text:p text:style-name="P3"><text:span text:style-name="T5"><text:s text:c="4"/></text:span><text:span text:style-name="T8">virtual</text:span><text:span text:style-name="T5"> </text:span><text:span text:style-name="T9">Attribute</text:span><text:span text:style-name="T5">* </text:span><text:span text:style-name="T7">Clone</text:span><text:span text:style-name="T5">() </text:span><text:span text:style-name="T8">const</text:span><text:span text:style-name="T5">;</text:span></text:p>
      <text:p text:style-name="P3"><text:span text:style-name="T5"><text:s text:c="4"/></text:span><text:span text:style-name="T8">virtual</text:span><text:span text:style-name="T5"> </text:span><text:span text:style-name="T9">size_t</text:span><text:span text:style-name="T5"> <text:s text:c="4"/></text:span><text:span text:style-name="T7">HashValue</text:span><text:span text:style-name="T5">() </text:span><text:span text:style-name="T8">const</text:span><text:span text:style-name="T5">;</text:span></text:p>
      <text:p text:style-name="P3"><text:span text:style-name="T5"><text:s text:c="4"/></text:span><text:span text:style-name="T8">virtual</text:span><text:span text:style-name="T5"> </text:span><text:span text:style-name="T8">void</text:span><text:span text:style-name="T5"> <text:s text:c="6"/></text:span><text:span text:style-name="T7">CopyFrom</text:span><text:span text:style-name="T5">(</text:span><text:span text:style-name="T8">const</text:span><text:span text:style-name="T5"> </text:span><text:span text:style-name="T9">Attribute</text:span><text:span text:style-name="T5">* right);</text:span></text:p>
      <text:p text:style-name="P3"/>
      <text:p text:style-name="P3"/>
      <text:p text:style-name="P3"><text:span text:style-name="T5"><text:s text:c="4"/></text:span><text:span text:style-name="T10">// -----------------------------------------------</text:span></text:p>
      <text:p text:style-name="P3"><text:span text:style-name="T5"><text:s text:c="4"/></text:span><text:span text:style-name="T10">// - Block mit virtuellen Methoden von Attribute -</text:span></text:p>
      <text:p text:style-name="P3"><text:span text:style-name="T5"><text:s text:c="4"/></text:span><text:span text:style-name="T10">// -----------------------------------------------</text:span></text:p>
      <text:p text:style-name="P3"><text:span text:style-name="T5"><text:s text:c="4"/></text:span><text:span text:style-name="T8">virtual</text:span><text:span text:style-name="T5"> </text:span><text:span text:style-name="T8">int</text:span><text:span text:style-name="T5"> <text:s text:c="5"/></text:span><text:span text:style-name="T7">NumOfFLOBs</text:span><text:span text:style-name="T5">() </text:span><text:span text:style-name="T8">const</text:span><text:span text:style-name="T5">;</text:span></text:p>
      <text:p text:style-name="P3"><text:span text:style-name="T5"><text:s text:c="4"/></text:span><text:span text:style-name="T8">virtual</text:span><text:span text:style-name="T5"> </text:span><text:span text:style-name="T9">FLOB</text:span><text:span text:style-name="T5">* <text:s text:c="3"/></text:span><text:span text:style-name="T7">GetFLOB</text:span><text:span text:style-name="T5">(</text:span><text:span text:style-name="T8">const</text:span><text:span text:style-name="T5"> </text:span><text:span text:style-name="T8">int</text:span><text:span text:style-name="T5"> i);</text:span></text:p>
      <text:p text:style-name="P3"><text:span text:style-name="T5"><text:s text:c="4"/></text:span><text:span text:style-name="T8">virtual</text:span><text:span text:style-name="T5"> </text:span><text:span text:style-name="T9">ostream</text:span><text:span text:style-name="T5">&amp; </text:span><text:span text:style-name="T7">Print</text:span><text:span text:style-name="T5">(</text:span><text:span text:style-name="T9">ostream</text:span><text:span text:style-name="T5">&amp; os) </text:span><text:span text:style-name="T8">const</text:span><text:span text:style-name="T5">;</text:span></text:p>
      <text:p text:style-name="P3"/>
      <text:p text:style-name="P3"/>
      <text:p text:style-name="P3"><text:span text:style-name="T5"><text:s text:c="4"/></text:span><text:span text:style-name="T10">// -----------------------------------------</text:span></text:p>
      <text:p text:style-name="P3"><text:span text:style-name="T5"><text:s text:c="4"/></text:span><text:span text:style-name="T10">// - Block mit statischen Secondo-Methoden -</text:span></text:p>
      <text:p text:style-name="P3"><text:span text:style-name="T5"><text:s text:c="4"/></text:span><text:span text:style-name="T10">// -----------------------------------------</text:span></text:p>
      <text:p text:style-name="P3"><text:span text:style-name="T5"><text:s text:c="4"/></text:span><text:span text:style-name="T8">static</text:span><text:span text:style-name="T5"> </text:span><text:span text:style-name="T8">bool</text:span><text:span text:style-name="T5"> <text:s text:c="6"/></text:span><text:span text:style-name="T7">Save</text:span><text:span text:style-name="T5">(</text:span><text:span text:style-name="T9">SmiRecord</text:span><text:span text:style-name="T5">&amp; valueRecord, </text:span><text:span text:style-name="T9">size_t</text:span><text:span text:style-name="T5">&amp; offset,</text:span></text:p>
      <text:p text:style-name="P3"><text:span text:style-name="T5"><text:s text:c="27"/></text:span><text:span text:style-name="T8">const</text:span><text:span text:style-name="T5"> </text:span><text:span text:style-name="T9">ListExpr</text:span><text:span text:style-name="T5"> typeInfo, </text:span><text:span text:style-name="T9">Word</text:span><text:span text:style-name="T5">&amp; value);</text:span></text:p>
      <text:p text:style-name="P3"><text:span text:style-name="T5"><text:s text:c="4"/></text:span><text:span text:style-name="T8">static</text:span><text:span text:style-name="T5"> </text:span><text:span text:style-name="T8">bool</text:span><text:span text:style-name="T5"> <text:s text:c="6"/></text:span><text:span text:style-name="T7">Open</text:span><text:span text:style-name="T5">(</text:span><text:span text:style-name="T9">SmiRecord</text:span><text:span text:style-name="T5">&amp; valueRecord, </text:span><text:span text:style-name="T9">size_t</text:span><text:span text:style-name="T5">&amp; offset,</text:span></text:p>
      <text:p text:style-name="P3"><text:span text:style-name="T5"><text:s text:c="27"/></text:span><text:span text:style-name="T8">const</text:span><text:span text:style-name="T5"> </text:span><text:span text:style-name="T9">ListExpr</text:span><text:span text:style-name="T5"> typeInfo, </text:span><text:span text:style-name="T9">Word</text:span><text:span text:style-name="T5">&amp; value);</text:span></text:p>
      <text:p text:style-name="P3"><text:span text:style-name="T5"><text:s text:c="4"/></text:span><text:span text:style-name="T8">static</text:span><text:span text:style-name="T5"> </text:span><text:span text:style-name="T9">Word</text:span><text:span text:style-name="T5"> <text:s text:c="6"/></text:span><text:span text:style-name="T7">In</text:span><text:span text:style-name="T5">(</text:span><text:span text:style-name="T8">const</text:span><text:span text:style-name="T5"> </text:span><text:span text:style-name="T9">ListExpr</text:span><text:span text:style-name="T5"> typeInfo, </text:span><text:span text:style-name="T8">const</text:span><text:span text:style-name="T5"> </text:span><text:span text:style-name="T9">ListExpr</text:span><text:span text:style-name="T5"> instance,</text:span></text:p>
      <text:p text:style-name="P3"><text:span text:style-name="T5"><text:s text:c="25"/></text:span><text:span text:style-name="T8">const</text:span><text:span text:style-name="T5"> </text:span><text:span text:style-name="T8">int</text:span><text:span text:style-name="T5"> errorPos, </text:span><text:span text:style-name="T9">ListExpr</text:span><text:span text:style-name="T5">&amp; errorInfo,</text:span></text:p>
      <text:p text:style-name="P3"><text:span text:style-name="T5"><text:s text:c="25"/></text:span><text:span text:style-name="T8">bool</text:span><text:span text:style-name="T5">&amp; correct);</text:span></text:p>
      <text:p text:style-name="P3"><text:span text:style-name="T5"><text:s text:c="4"/></text:span><text:span text:style-name="T8">static</text:span><text:span text:style-name="T5"> </text:span><text:span text:style-name="T9">ListExpr</text:span><text:span text:style-name="T5"> <text:s text:c="2"/></text:span><text:span text:style-name="T7">Out</text:span><text:span text:style-name="T5">(</text:span><text:span text:style-name="T9">ListExpr</text:span><text:span text:style-name="T5"> typeInfo, </text:span><text:span text:style-name="T9">Word</text:span><text:span text:style-name="T5"> value);</text:span></text:p>
      <text:p text:style-name="P3"><text:span text:style-name="T5"><text:s text:c="4"/></text:span><text:span text:style-name="T8">static</text:span><text:span text:style-name="T5"> </text:span><text:span text:style-name="T9">Word</text:span><text:span text:style-name="T5"> <text:s text:c="6"/></text:span><text:span text:style-name="T7">Create</text:span><text:span text:style-name="T5">(</text:span><text:span text:style-name="T8">const</text:span><text:span text:style-name="T5"> </text:span><text:span text:style-name="T9">ListExpr</text:span><text:span text:style-name="T5"> typeInfo);</text:span></text:p>
      <text:p text:style-name="P3"><text:span text:style-name="T5"><text:s text:c="4"/></text:span><text:span text:style-name="T8">static</text:span><text:span text:style-name="T5"> </text:span><text:span text:style-name="T8">void</text:span><text:span text:style-name="T5"> <text:s text:c="6"/></text:span><text:span text:style-name="T7">Delete</text:span><text:span text:style-name="T5">(</text:span><text:span text:style-name="T8">const</text:span><text:span text:style-name="T5"> </text:span><text:span text:style-name="T9">ListExpr</text:span><text:span text:style-name="T5"> typeInfo, </text:span><text:span text:style-name="T9">Word</text:span><text:span text:style-name="T5">&amp; w);</text:span></text:p>
      <text:p text:style-name="P3"><text:span text:style-name="T5"><text:s text:c="4"/></text:span><text:span text:style-name="T8">static</text:span><text:span text:style-name="T5"> </text:span><text:span text:style-name="T8">void</text:span><text:span text:style-name="T5"> <text:s text:c="6"/></text:span><text:span text:style-name="T7">Close</text:span><text:span text:style-name="T5">(</text:span><text:span text:style-name="T8">const</text:span><text:span text:style-name="T5"> </text:span><text:span text:style-name="T9">ListExpr</text:span><text:span text:style-name="T5"> typeInfo, </text:span><text:span text:style-name="T9">Word</text:span><text:span text:style-name="T5">&amp; w);</text:span></text:p>
      <text:p text:style-name="P3"><text:span text:style-name="T5"><text:s text:c="4"/></text:span><text:span text:style-name="T8">static</text:span><text:span text:style-name="T5"> </text:span><text:span text:style-name="T9">Word</text:span><text:span text:style-name="T5"> <text:s text:c="6"/></text:span><text:span text:style-name="T7">Clone</text:span><text:span text:style-name="T5">(</text:span><text:span text:style-name="T8">const</text:span><text:span text:style-name="T5"> </text:span><text:span text:style-name="T9">ListExpr</text:span><text:span text:style-name="T5"> typeInfo, </text:span><text:span text:style-name="T8">const</text:span><text:span text:style-name="T5"> </text:span><text:span text:style-name="T9">Word</text:span><text:span text:style-name="T5">&amp; w);</text:span></text:p>
      <text:p text:style-name="P3"><text:span text:style-name="T5"><text:s text:c="4"/></text:span><text:span text:style-name="T8">static</text:span><text:span text:style-name="T5"> </text:span><text:span text:style-name="T8">void</text:span><text:span text:style-name="T5">* <text:s text:c="5"/></text:span><text:span text:style-name="T7">Cast</text:span><text:span text:style-name="T5">(</text:span><text:span text:style-name="T8">void</text:span><text:span text:style-name="T5">* addr );</text:span></text:p>
      <text:p text:style-name="P3"><text:span text:style-name="T5"><text:s text:c="4"/></text:span><text:span text:style-name="T8">static</text:span><text:span text:style-name="T5"> </text:span><text:span text:style-name="T8">bool</text:span><text:span text:style-name="T5"> <text:s text:c="6"/></text:span><text:span text:style-name="T7">KindCheck</text:span><text:span text:style-name="T5">(</text:span><text:span text:style-name="T9">ListExpr</text:span><text:span text:style-name="T5"> type, </text:span><text:span text:style-name="T9">ListExpr</text:span><text:span text:style-name="T5">&amp; errorInfo);</text:span></text:p>
      <text:p text:style-name="P3"><text:span text:style-name="T5"><text:s text:c="4"/></text:span><text:span text:style-name="T8">static</text:span><text:span text:style-name="T5"> </text:span><text:span text:style-name="T8">int</text:span><text:span text:style-name="T5"> <text:s text:c="7"/></text:span><text:span text:style-name="T7">SizeOfObj</text:span><text:span text:style-name="T5">();</text:span></text:p>
      <text:p text:style-name="P3"><text:span text:style-name="T5"><text:s text:c="4"/></text:span><text:span text:style-name="T8">static</text:span><text:span text:style-name="T5"> </text:span><text:span text:style-name="T9">ListExpr</text:span><text:span text:style-name="T5"> <text:s text:c="2"/></text:span><text:span text:style-name="T7">Property</text:span><text:span text:style-name="T5">();</text:span></text:p>
      <text:p text:style-name="P3"/>
      <text:p text:style-name="Standard"/>
      <text:p text:style-name="P1"><text:soft-page-break/>Testfälle</text:p>
      <text:p text:style-name="Standard"/>
      <text:list xml:id="list1228737005" text:style-name="L3">
        <text:list-item>
          <text:p text:style-name="P9">einfache Datentypen als Elemente</text:p>
        </text:list-item>
        <text:list-item>
          <text:p text:style-name="P9">leere Records</text:p>
        </text:list-item>
        <text:list-item>
          <text:p text:style-name="P9">füllen eines leeren Records</text:p>
        </text:list-item>
        <text:list-item>
          <text:p text:style-name="P9">Alle Zweige, sprich alle Methoden müssen mindestens einmal durchlaufen werden.</text:p>
        </text:list-item>
        <text:list-item>
          <text:p text:style-name="P9">FLOB Speicherungen</text:p>
        </text:list-item>
        <text:list-item>
          <text:p text:style-name="P9">Records wiederum in Records</text:p>
        </text:list-item>
        <text:list-item>
          <text:p text:style-name="P9">leere Elemente</text:p>
        </text:list-item>
        <text:list-item>
          <text:p text:style-name="P9">komplexe Datentypen als Elemente</text:p>
        </text:list-item>
        <text:list-item>
          <text:p text:style-name="P9">Record Element nicht von Typ DATA</text:p>
        </text:list-item>
        <text:list-item>
          <text:p text:style-name="P9">Record Element mit unbekanntem Typ</text:p>
        </text:list-item>
        <text:list-item>
          <text:p text:style-name="P9">Anzahl Values entspricht nicht der Anzahl der Elementliste</text:p>
        </text:list-item>
      </text:list>
      <text:list xml:id="list1936373439" text:style-name="L4">
        <text:list-header>
          <text:p text:style-name="P10"/>
        </text:list-header>
      </text:list>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1T12:22:36</meta:creation-date>
    <dc:date>2010-01-06T11:08:46</dc:date>
    <meta:editing-duration>PT39H22M25S</meta:editing-duration>
    <meta:editing-cycles>17</meta:editing-cycles>
    <meta:generator>OpenOffice.org/3.0$Linux OpenOffice.org_project/300m21$Build-9319</meta:generator>
    <meta:document-statistic meta:table-count="0" meta:image-count="0" meta:object-count="1" meta:page-count="5" meta:paragraph-count="128" meta:word-count="746" meta:character-count="5935"/>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color="#ffff99"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fill-color="#ffff66" draw:textarea-horizontal-align="justify" draw:textarea-vertical-align="middle" draw:auto-grow-height="false"/>
    </style:style>
    <style:style style:name="gr4" style:family="graphic" style:parent-style-name="standard">
      <style:graphic-properties draw:fill-color="#ffff66" draw:textarea-horizontal-align="justify" draw:textarea-vertical-align="middle" draw:auto-grow-height="false"/>
    </style:style>
    <style:style style:name="gr5" style:family="graphic" style:parent-style-name="standard">
      <style:graphic-properties draw:fill="solid" draw:fill-color="#e6e64c" draw:textarea-horizontal-align="justify" draw:textarea-vertical-align="middle" draw:auto-grow-height="false"/>
    </style:style>
    <style:style style:name="gr6" style:family="graphic" style:parent-style-name="standard">
      <style:graphic-properties draw:fill="solid" draw:textarea-horizontal-align="justify" draw:textarea-vertical-align="middle" draw:auto-grow-height="false"/>
    </style:style>
    <style:style style:name="gr7" style:family="graphic" style:parent-style-name="standard">
      <style:graphic-properties draw:stroke="dash" draw:stroke-dash="Fine_20_Dashed_20__28_var_29_" svg:stroke-width="0cm" draw:marker-start-width="0.3cm" draw:marker-end="Arrow" draw:marker-end-width="0.3cm" draw:textarea-horizontal-align="center" draw:textarea-vertical-align="middle" fo:padding-top="0.125cm" fo:padding-bottom="0.125cm" fo:padding-left="0.25cm" fo:padding-right="0.25cm"/>
    </style:style>
    <style:style style:name="gr8" style:family="graphic" style:parent-style-name="standard">
      <style:graphic-properties draw:fill-color="#e6e64c" draw:textarea-horizontal-align="justify" draw:textarea-vertical-align="middle" draw:auto-grow-height="false"/>
    </style:style>
    <style:style style:name="gr9" style:family="graphic" style:parent-style-name="standard">
      <style:graphic-properties draw:fill="hatch" draw:fill-color="#cccc00" draw:fill-hatch-name="Black_20_45_20_Degrees" draw:textarea-horizontal-align="justify" draw:textarea-vertical-align="middle" draw:auto-grow-height="false"/>
    </style:style>
    <style:style style:name="gr10"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4pt" fo:font-weight="normal" style:font-size-asian="14pt" style:font-weight-asian="normal" style:font-size-complex="14pt" style:font-weight-complex="normal"/>
    </style:style>
    <style:style style:name="P4" style:family="paragraph">
      <style:paragraph-properties fo:text-align="start"/>
      <style:text-properties fo:font-size="11pt" fo:font-weight="normal" style:font-size-asian="11pt" style:font-weight-asian="normal" style:font-size-complex="11pt" style:font-weight-complex="normal"/>
    </style:style>
    <style:style style:name="P5" style:family="paragraph">
      <style:paragraph-properties fo:text-align="start"/>
      <style:text-properties fo:font-size="14pt" style:font-size-asian="14pt" style:font-size-complex="14pt"/>
    </style:style>
    <style:style style:name="P6" style:family="paragraph">
      <style:paragraph-properties fo:text-align="center"/>
      <style:text-properties fo:font-size="11pt" style:font-size-asian="11pt" style:font-size-complex="11pt"/>
    </style:style>
    <style:style style:name="P7" style:family="paragraph">
      <style:paragraph-properties fo:text-align="start"/>
      <style:text-properties fo:font-size="11pt" style:font-size-asian="11pt" style:font-size-complex="11pt"/>
    </style:style>
    <style:style style:name="P8" style:family="paragraph">
      <style:paragraph-properties fo:text-align="center"/>
      <style:text-properties fo:font-size="9pt" style:font-size-asian="9pt" style:font-size-complex="9pt"/>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4pt" style:font-size-asian="14pt" style:font-size-complex="14pt"/>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5.5cm" svg:height="18cm" svg:x="1.5cm" svg:y="2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1cm" svg:x="1.5cm" svg:y="0.999cm">
          <text:p text:style-name="P1">Record</text:p>
          <draw:enhanced-geometry svg:viewBox="0 0 21600 21600" draw:type="rectangle" draw:enhanced-path="M 0 0 L 21600 0 21600 21600 0 21600 0 0 Z N"/>
        </draw:custom-shape>
        <draw:g>
          <draw:custom-shape draw:style-name="gr3" draw:text-style-name="P3" draw:layer="layout" svg:width="3.8cm" svg:height="1cm" svg:x="10.7cm" svg:y="2.5cm">
            <text:p text:style-name="P2"><text:span text:style-name="T1">struct ElemInfo</text:span></text:p>
            <draw:enhanced-geometry svg:viewBox="0 0 21600 21600" draw:type="rectangle" draw:enhanced-path="M 0 0 L 21600 0 21600 21600 0 21600 0 0 Z N"/>
          </draw:custom-shape>
          <draw:custom-shape draw:style-name="gr3" draw:text-style-name="P4" draw:layer="layout" svg:width="3.8cm" svg:height="3.5cm" svg:x="10.7cm" svg:y="3.5cm">
            <text:p text:style-name="P2"><text:span text:style-name="T2">elemName</text:span></text:p>
            <text:p text:style-name="P2"><text:span text:style-name="T2">elemType</text:span></text:p>
            <text:p text:style-name="P2"><text:span text:style-name="T2">algebraId</text:span></text:p>
            <text:p text:style-name="P2"><text:span text:style-name="T2">typeId</text:span></text:p>
            <text:p text:style-name="P2"><text:span text:style-name="T2">hasData</text:span></text:p>
            <text:p text:style-name="P2"><text:span text:style-name="T2">dataOffSet</text:span></text:p>
            <text:p text:style-name="P2"><text:span text:style-name="T2">extDataOffSet</text:span></text:p>
            <draw:enhanced-geometry svg:viewBox="0 0 21600 21600" draw:type="rectangle" draw:enhanced-path="M 0 0 L 21600 0 21600 21600 0 21600 0 0 Z N"/>
          </draw:custom-shape>
        </draw:g>
        <draw:custom-shape draw:style-name="gr3" draw:text-style-name="P5" draw:layer="layout" svg:width="3.9cm" svg:height="1.5cm" svg:x="2.1cm" svg:y="3.199cm">
          <text:p text:style-name="P2"><text:span text:style-name="T3">size_t HashValue</text:span></text:p>
          <draw:enhanced-geometry svg:viewBox="0 0 21600 21600" draw:mirror-horizontal="false" draw:mirror-vertical="false" draw:type="rectangle" draw:enhanced-path="M 0 0 L 21600 0 21600 21600 0 21600 0 0 Z N"/>
        </draw:custom-shape>
        <draw:g>
          <draw:custom-shape draw:style-name="gr3" draw:text-style-name="P3" draw:layer="layout" svg:width="3.9cm" svg:height="1cm" svg:x="19.4cm" svg:y="8cm">
            <text:p text:style-name="P2"><text:span text:style-name="T1">Flob elemExData</text:span></text:p>
            <draw:enhanced-geometry svg:viewBox="0 0 21600 21600" draw:mirror-horizontal="false" draw:mirror-vertical="false" draw:type="rectangle" draw:enhanced-path="M 0 0 L 21600 0 21600 21600 0 21600 0 0 Z N"/>
          </draw:custom-shape>
          <draw:custom-shape draw:style-name="gr4" draw:text-style-name="P4" draw:layer="layout" svg:width="3.9cm" svg:height="8.9cm" svg:x="19.4cm" svg:y="9cm">
            <text:p/>
            <draw:enhanced-geometry svg:viewBox="0 0 21600 21600" draw:type="rectangle" draw:enhanced-path="M 0 0 L 21600 0 21600 21600 0 21600 0 0 Z N"/>
          </draw:custom-shape>
        </draw:g>
        <draw:custom-shape draw:style-name="gr5" draw:text-style-name="P6" draw:id="id7" draw:layer="layout" svg:width="3cm" svg:height="1cm" svg:x="19.8cm" svg:y="9.5cm">
          <text:p text:style-name="P1"><text:span text:style-name="T4">elem2 flob1</text:span></text:p>
          <draw:enhanced-geometry svg:viewBox="0 0 21600 21600" draw:type="rectangle" draw:enhanced-path="M 0 0 L 21600 0 21600 21600 0 21600 0 0 Z N"/>
        </draw:custom-shape>
        <draw:custom-shape draw:style-name="gr3" draw:text-style-name="P5" draw:layer="layout" svg:width="3.9cm" svg:height="1.5cm" svg:x="2.1cm" svg:y="5.299cm">
          <text:p text:style-name="P2"><text:span text:style-name="T3">int noElement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4cm" svg:height="0.98cm" svg:x="2.1cm" svg:y="8cm">
          <text:p text:style-name="P2"><text:span text:style-name="T1">Flob elemData</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4cm" svg:height="9.02cm" svg:x="2.1cm" svg:y="8.98cm">
          <text:p text:style-name="P2"><text:span text:style-name="T2"/></text:p>
          <text:p text:style-name="P2"><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5">.</text:span></text:p>
          <text:p text:style-name="P1"><text:span text:style-name="T5">.</text:span></text:p>
          <draw:enhanced-geometry svg:viewBox="0 0 21600 21600" draw:mirror-horizontal="false" draw:mirror-vertical="false" draw:type="rectangle" draw:enhanced-path="M 0 0 L 21600 0 21600 21600 0 21600 0 0 Z N"/>
        </draw:custom-shape>
        <draw:custom-shape draw:style-name="gr6" draw:text-style-name="P1" draw:layer="layout" svg:width="0.5cm" svg:height="1cm" svg:x="3.6cm" svg:y="14.1cm">
          <text:p/>
          <draw:enhanced-geometry svg:viewBox="0 0 21600 21600" draw:type="rectangle" draw:enhanced-path="M 0 0 L 21600 0 21600 21600 0 21600 0 0 Z N"/>
        </draw:custom-shape>
        <draw:custom-shape draw:style-name="gr5" draw:text-style-name="P7" draw:id="id4" draw:layer="layout" svg:width="2.4cm" svg:height="1cm" svg:x="2.6cm" svg:y="11.1cm">
          <text:p text:style-name="P2"><text:span text:style-name="T4">elem2</text:span></text:p>
          <draw:enhanced-geometry svg:viewBox="0 0 21600 21600" draw:type="rectangle" draw:enhanced-path="M 0 0 L 21600 0 21600 21600 0 21600 0 0 Z N"/>
        </draw:custom-shape>
        <draw:custom-shape draw:style-name="gr5" draw:text-style-name="P7" draw:layer="layout" svg:width="2cm" svg:height="1cm" svg:x="2.6cm" svg:y="12.6cm">
          <text:p text:style-name="P2"><text:span text:style-name="T4">elem3</text:span></text:p>
          <draw:enhanced-geometry svg:viewBox="0 0 21600 21600" draw:type="rectangle" draw:enhanced-path="M 0 0 L 21600 0 21600 21600 0 21600 0 0 Z N"/>
        </draw:custom-shape>
        <draw:custom-shape draw:style-name="gr5" draw:text-style-name="P7" draw:layer="layout" svg:width="3cm" svg:height="1.1cm" svg:x="2.6cm" svg:y="14.1cm">
          <text:p text:style-name="P2"><text:span text:style-name="T4">elem4</text:span></text:p>
          <draw:enhanced-geometry svg:viewBox="0 0 21600 21600" draw:type="rectangle" draw:enhanced-path="M 0 0 L 21600 0 21600 21600 0 21600 0 0 Z N"/>
        </draw:custom-shape>
        <draw:custom-shape draw:style-name="gr5" draw:text-style-name="P7" draw:id="id6" draw:layer="layout" svg:width="3cm" svg:height="1.1cm" svg:x="2.6cm" svg:y="16.1cm">
          <text:p text:style-name="P2"><text:span text:style-name="T4">elem n</text:span></text:p>
          <draw:enhanced-geometry svg:viewBox="0 0 21600 21600" draw:type="rectangle" draw:enhanced-path="M 0 0 L 21600 0 21600 21600 0 21600 0 0 Z N"/>
        </draw:custom-shape>
        <draw:custom-shape draw:style-name="gr5" draw:text-style-name="P7" draw:id="id2" draw:layer="layout" svg:width="3cm" svg:height="1cm" svg:x="2.6cm" svg:y="9.6cm">
          <text:p text:style-name="P2"><text:span text:style-name="T4">elem1</text:span></text:p>
          <draw:enhanced-geometry svg:viewBox="0 0 21600 21600" draw:type="rectangle" draw:enhanced-path="M 0 0 L 21600 0 21600 21600 0 21600 0 0 Z N"/>
        </draw:custom-shape>
        <draw:custom-shape draw:style-name="gr3" draw:text-style-name="P3" draw:layer="layout" svg:width="5.5cm" svg:height="0.98cm" svg:x="10.1cm" svg:y="8cm">
          <text:p text:style-name="P2"><text:span text:style-name="T1">DBArray elemInfoArray</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5.5cm" svg:height="11.02cm" svg:x="10.1cm" svg:y="8.98cm">
          <text:p text:style-name="P2"><text:span text:style-name="T2"/></text:p>
          <text:p text:style-name="P2"><text:span text:style-name="T2"/></text:p>
          <text:p text:style-name="P1"><text:span text:style-name="T2"/></text:p>
          <text:p text:style-name="P1"><text:span text:style-name="T2"/></text:p>
          <text:p text:style-name="P1"><text:span text:style-name="T2"/></text:p>
          <text:p text:style-name="P1"><text:span text:style-name="T2"/></text:p>
          <text:p text:style-name="P1"><text:span text:style-name="T5">.</text:span></text:p>
          <text:p text:style-name="P1"><text:span text:style-name="T5">.</text:span></text:p>
          <text:p text:style-name="P1"><text:span text:style-name="T5">.</text:span></text:p>
          <draw:enhanced-geometry svg:viewBox="0 0 21600 21600" draw:mirror-horizontal="false" draw:mirror-vertical="false" draw:type="rectangle" draw:enhanced-path="M 0 0 L 21600 0 21600 21600 0 21600 0 0 Z N"/>
        </draw:custom-shape>
        <draw:line draw:style-name="gr7" draw:text-style-name="P1" draw:layer="layout" svg:x1="12.5cm" svg:y1="7cm" svg:x2="12.5cm" svg:y2="8cm">
          <text:p/>
        </draw:line>
        <draw:g draw:id="id1">
          <draw:custom-shape draw:style-name="gr5" draw:text-style-name="P7" draw:layer="layout" svg:width="5.4cm" svg:height="3cm" svg:x="10.1cm" svg:y="9cm">
            <text:p text:style-name="P2"><text:span text:style-name="T4">ElemInfo</text:span></text:p>
            <draw:enhanced-geometry svg:viewBox="0 0 21600 21600" draw:type="rectangle" draw:enhanced-path="M 0 0 L 21600 0 21600 21600 0 21600 0 0 Z N"/>
          </draw:custom-shape>
          <draw:custom-shape draw:style-name="gr8" draw:text-style-name="P4" draw:layer="layout" svg:width="2.8cm" svg:height="3cm" svg:x="12.8cm" svg:y="9cm">
            <text:p text:style-name="P2"><text:span text:style-name="T2">elemName</text:span></text:p>
            <text:p text:style-name="P2"><text:span text:style-name="T2">elemType</text:span></text:p>
            <text:p text:style-name="P2"><text:span text:style-name="T2">algebraId</text:span></text:p>
            <text:p text:style-name="P2"><text:span text:style-name="T2">typeId</text:span></text:p>
            <text:p text:style-name="P2"><text:span text:style-name="T2">hasData</text:span></text:p>
            <text:p text:style-name="P2"><text:span text:style-name="T2">dataOffSet</text:span></text:p>
            <text:p text:style-name="P2"><text:span text:style-name="T2">extDataOffSet</text:span></text:p>
            <draw:enhanced-geometry svg:viewBox="0 0 21600 21600" draw:type="rectangle" draw:enhanced-path="M 0 0 L 21600 0 21600 21600 0 21600 0 0 Z N"/>
          </draw:custom-shape>
        </draw:g>
        <draw:g draw:id="id3">
          <draw:custom-shape draw:style-name="gr5" draw:text-style-name="P7" draw:layer="layout" svg:width="5.4cm" svg:height="3cm" svg:x="10.1cm" svg:y="12cm">
            <text:p text:style-name="P2"><text:span text:style-name="T4">ElemInfo</text:span></text:p>
            <draw:enhanced-geometry svg:viewBox="0 0 21600 21600" draw:type="rectangle" draw:enhanced-path="M 0 0 L 21600 0 21600 21600 0 21600 0 0 Z N"/>
          </draw:custom-shape>
          <draw:custom-shape draw:style-name="gr8" draw:text-style-name="P4" draw:layer="layout" svg:width="2.8cm" svg:height="3cm" svg:x="12.8cm" svg:y="12cm">
            <text:p text:style-name="P2"><text:span text:style-name="T2">elemName</text:span></text:p>
            <text:p text:style-name="P2"><text:span text:style-name="T2">elemType</text:span></text:p>
            <text:p text:style-name="P2"><text:span text:style-name="T2">algebraId</text:span></text:p>
            <text:p text:style-name="P2"><text:span text:style-name="T2">typeId</text:span></text:p>
            <text:p text:style-name="P2"><text:span text:style-name="T2">hasData</text:span></text:p>
            <text:p text:style-name="P2"><text:span text:style-name="T2">dataOffSet</text:span></text:p>
            <text:p text:style-name="P2"><text:span text:style-name="T2">extDataOffSet</text:span></text:p>
            <draw:enhanced-geometry svg:viewBox="0 0 21600 21600" draw:type="rectangle" draw:enhanced-path="M 0 0 L 21600 0 21600 21600 0 21600 0 0 Z N"/>
          </draw:custom-shape>
        </draw:g>
        <draw:g draw:id="id5">
          <draw:custom-shape draw:style-name="gr5" draw:text-style-name="P7" draw:layer="layout" svg:width="5.4cm" svg:height="3cm" svg:x="10.1cm" svg:y="17cm">
            <text:p text:style-name="P2"><text:span text:style-name="T4">ElemInfo</text:span></text:p>
            <draw:enhanced-geometry svg:viewBox="0 0 21600 21600" draw:type="rectangle" draw:enhanced-path="M 0 0 L 21600 0 21600 21600 0 21600 0 0 Z N"/>
          </draw:custom-shape>
          <draw:custom-shape draw:style-name="gr8" draw:text-style-name="P4" draw:layer="layout" svg:width="2.8cm" svg:height="3cm" svg:x="12.8cm" svg:y="17cm">
            <text:p text:style-name="P2"><text:span text:style-name="T2">elemName</text:span></text:p>
            <text:p text:style-name="P2"><text:span text:style-name="T2">elemType</text:span></text:p>
            <text:p text:style-name="P2"><text:span text:style-name="T2">algebraId</text:span></text:p>
            <text:p text:style-name="P2"><text:span text:style-name="T2">typeId</text:span></text:p>
            <text:p text:style-name="P2"><text:span text:style-name="T2">hasData</text:span></text:p>
            <text:p text:style-name="P2"><text:span text:style-name="T2">dataOffSet</text:span></text:p>
            <text:p text:style-name="P2"><text:span text:style-name="T2">extDataOffSet</text:span></text:p>
            <draw:enhanced-geometry svg:viewBox="0 0 21600 21600" draw:type="rectangle" draw:enhanced-path="M 0 0 L 21600 0 21600 21600 0 21600 0 0 Z N"/>
          </draw:custom-shape>
        </draw:g>
        <draw:custom-shape draw:style-name="gr5" draw:text-style-name="P6" draw:layer="layout" svg:width="3cm" svg:height="1cm" svg:x="19.8cm" svg:y="10.8cm">
          <text:p text:style-name="P1"><text:span text:style-name="T4">elem4 flob1</text:span></text:p>
          <draw:enhanced-geometry svg:viewBox="0 0 21600 21600" draw:type="rectangle" draw:enhanced-path="M 0 0 L 21600 0 21600 21600 0 21600 0 0 Z N"/>
        </draw:custom-shape>
        <draw:custom-shape draw:style-name="gr5" draw:text-style-name="P6" draw:layer="layout" svg:width="3cm" svg:height="1cm" svg:x="19.8cm" svg:y="12.1cm">
          <text:p text:style-name="P1"><text:span text:style-name="T4">elem4 flob2</text:span></text:p>
          <draw:enhanced-geometry svg:viewBox="0 0 21600 21600" draw:type="rectangle" draw:enhanced-path="M 0 0 L 21600 0 21600 21600 0 21600 0 0 Z N"/>
        </draw:custom-shape>
        <draw:custom-shape draw:style-name="gr5" draw:text-style-name="P6" draw:layer="layout" svg:width="3cm" svg:height="1cm" svg:x="19.8cm" svg:y="16.5cm">
          <text:p text:style-name="P1"><text:span text:style-name="T4">elemX flobY</text:span></text:p>
          <draw:enhanced-geometry svg:viewBox="0 0 21600 21600" draw:type="rectangle" draw:enhanced-path="M 0 0 L 21600 0 21600 21600 0 21600 0 0 Z N"/>
        </draw:custom-shape>
        <draw:custom-shape draw:style-name="gr9" draw:text-style-name="P8" draw:layer="layout" svg:width="0.5cm" svg:height="1cm" svg:x="4cm" svg:y="14.1cm">
          <text:p text:style-name="P1"><text:span text:style-name="T6">F1</text:span></text:p>
          <draw:enhanced-geometry svg:viewBox="0 0 21600 21600" draw:type="rectangle" draw:enhanced-path="M 0 0 L 21600 0 21600 21600 0 21600 0 0 Z N"/>
        </draw:custom-shape>
        <draw:custom-shape draw:style-name="gr9" draw:text-style-name="P8" draw:layer="layout" svg:width="0.5cm" svg:height="1cm" svg:x="4.7cm" svg:y="14.1cm">
          <text:p text:style-name="P1"><text:span text:style-name="T6">F2</text:span></text:p>
          <draw:enhanced-geometry svg:viewBox="0 0 21600 21600" draw:type="rectangle" draw:enhanced-path="M 0 0 L 21600 0 21600 21600 0 21600 0 0 Z N"/>
        </draw:custom-shape>
        <draw:custom-shape draw:style-name="gr9" draw:text-style-name="P8" draw:layer="layout" svg:width="0.5cm" svg:height="1cm" svg:x="4.1cm" svg:y="11.1cm">
          <text:p text:style-name="P1"><text:span text:style-name="T6">F1</text:span></text:p>
          <draw:enhanced-geometry svg:viewBox="0 0 21600 21600" draw:type="rectangle" draw:enhanced-path="M 0 0 L 21600 0 21600 21600 0 21600 0 0 Z N"/>
        </draw:custom-shape>
        <draw:connector draw:style-name="gr10" draw:text-style-name="P1" draw:layer="layout" svg:x1="10.1cm" svg:y1="10.5cm" svg:x2="5.6cm" svg:y2="10.1cm" draw:start-shape="id1" draw:start-glue-point="3" draw:end-shape="id2" draw:end-glue-point="1" svg:d="m10100 10500h-2250v-400h-2250">
          <text:p/>
        </draw:connector>
        <draw:connector draw:style-name="gr10" draw:text-style-name="P1" draw:layer="layout" svg:x1="10.1cm" svg:y1="13.5cm" svg:x2="5cm" svg:y2="11.6cm" draw:start-shape="id3" draw:start-glue-point="3" draw:end-shape="id4" draw:end-glue-point="1" svg:d="m10100 13500h-2550v-1900h-2550">
          <text:p/>
        </draw:connector>
        <draw:connector draw:style-name="gr10" draw:text-style-name="P1" draw:layer="layout" svg:x1="10.1cm" svg:y1="18.5cm" svg:x2="5.6cm" svg:y2="16.65cm" draw:start-shape="id5" draw:start-glue-point="3" draw:end-shape="id6" draw:end-glue-point="1" svg:d="m10100 18500h-2250v-1850h-2250">
          <text:p/>
        </draw:connector>
        <draw:connector draw:style-name="gr10" draw:text-style-name="P1" draw:layer="layout" svg:x1="15.6cm" svg:y1="13.5cm" svg:x2="19.8cm" svg:y2="10cm" draw:start-shape="id3" draw:start-glue-point="1" draw:end-shape="id7" svg:d="m15600 13500h2100v-3500h2100">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hatch draw:name="Black_20_45_20_Degrees" draw:display-name="Black 45 Degrees" draw:style="single" draw:color="#000000" draw:distance="0.102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